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5-06-1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7656" calcext:value-type="float">
            <text:p>69.6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5-03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8832" calcext:value-type="float">
            <text:p>68.3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4-12-20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7088" calcext:value-type="float">
            <text:p>70.4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4-09-2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4-06-26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3-09-1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3-06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3-03-1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2-12-1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2-09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9752" calcext:value-type="float">
            <text:p>68.1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1-07-1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1-03-11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3216" calcext:value-type="float">
            <text:p>68.4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0-12-1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0-09-1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0-06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20-03-1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9-12-18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9-09-2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9192" calcext:value-type="float">
            <text:p>59.8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9-06-1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9-03-1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8-12-0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8-09-1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8-06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8-03-0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7-12-1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7-09-27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0496" calcext:value-type="float">
            <text:p>61.8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7-06-2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7-03-1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6-12-01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6-09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6-06-15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6-03-03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5-12-15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5-09-24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5-06-04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5-03-04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4-12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4-09-18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4-06-05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3-12-1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3-09-19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3-06-20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3-03-0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2-12-0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4488" calcext:value-type="float">
            <text:p>57.2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2-10-04 0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2-06-07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2-03-08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1-12-15 0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1-09-22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9656" calcext:value-type="float">
            <text:p>58.9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1-06-02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1-03-03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0-12-09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0-09-23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0-06-24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9-12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9-01-12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8-09-18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8-03-26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7-12-1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7-09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7-03-2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6-12-07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9224" calcext:value-type="float">
            <text:p>57.7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6-06-07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7808" calcext:value-type="float">
            <text:p>57.1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5-12-15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5-09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5-03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0504" calcext:value-type="float">
            <text:p>56.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4-12-02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4-09-0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4-06-02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4-03-0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3-12-03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3-09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3-06-04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71208" calcext:value-type="float">
            <text:p>57.6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3-03-1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2-12-05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2-09-19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2-06-0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2-03-14 0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1-12-06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0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8584" calcext:value-type="float">
            <text:p>56.4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0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200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9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9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9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4416" calcext:value-type="float">
            <text:p>51.3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8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5856" calcext:value-type="float">
            <text:p>51.4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8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8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7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8336" calcext:value-type="float">
            <text:p>56.0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7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4368" calcext:value-type="float">
            <text:p>56.2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6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6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6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5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9232" calcext:value-type="float">
            <text:p>56.3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4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4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3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3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2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2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2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1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5104" calcext:value-type="float">
            <text:p>55.3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6176" calcext:value-type="float">
            <text:p>57.7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1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0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90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9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9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8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7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7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6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6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5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5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5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5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14264" calcext:value-type="float">
            <text:p>56.2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3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1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1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0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8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1952" calcext:value-type="float">
            <text:p>59.0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8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8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7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7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6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6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5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5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5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5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4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2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2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2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1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1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1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1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0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0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70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9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9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9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8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8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7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6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6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6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6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5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5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4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8</text:p>
          </table:table-cell>
          <table:table-cell office:value-type="string" calcext:value-type="string">
            <text:p>03N/21E-34ABC</text:p>
          </table:table-cell>
          <table:table-cell office:value-type="string" calcext:value-type="string">
            <text:p>196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4" meta:object-count="0"/>
    <meta:user-defined meta:name="AppVersion">3.0</meta:user-defined>
  </office:meta>
</office:document-meta>
</file>